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98" style:parent-style-name="Graphics">
      <style:graphic-properties draw:fill="none" draw:stroke="none" draw:luminance="0%" draw:contrast="0%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2" style:parent-style-name="Graphics">
      <style:graphic-properties draw:fill="none" draw:stroke="none" draw:luminance="0%" draw:contrast="0%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4" style:parent-style-name="Graphics">
      <style:graphic-properties draw:fill="none" draw:stroke="none" draw:luminance="0%" draw:contrast="0%"/>
    </style:style>
    <style:style style:family="graphic" style:name="a390" style:parent-style-name="Graphics">
      <style:graphic-properties draw:fill="none" draw:stroke="none" draw:luminance="0%" draw:contrast="0%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6" style:parent-style-name="Graphics">
      <style:graphic-properties draw:fill="none" draw:stroke="none" draw:luminance="0%" draw:contrast="0%"/>
    </style:style>
    <style:style style:family="graphic" style:name="a392" style:parent-style-name="Graphics">
      <style:graphic-properties draw:fill="none" draw:stroke="none" draw:luminance="0%" draw:contrast="0%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8" style:parent-style-name="Graphics">
      <style:graphic-properties draw:fill="solid" draw:fill-color="#ffffff" draw:opacity="100%" draw:stroke="none" draw:luminance="0%" draw:contrast="0%"/>
    </style:style>
    <style:style style:family="graphic" style:name="a394" style:parent-style-name="Graphics">
      <style:graphic-properties draw:fill="none" draw:stroke="none" draw:luminance="0%" draw:contrast="0%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 style:parent-style-name="Graphics">
      <style:graphic-properties draw:fill="none" draw:stroke="none" draw:luminance="0%" draw:contrast="0%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2" draw:style-name="a381" draw:master-page-name="Master1-Layout7-blank-Blank" presentation:presentation-page-layout-name="Master1-PPL7" draw:id="Slide-257">
        <draw:frame draw:id="id63" draw:style-name="a382" draw:name="Picture 2" svg:x="-0.01307in" svg:y="-0.01348in" svg:width="13.35948in" svg:height="6.67974in" style:rel-width="scale" style:rel-height="scale">
          <draw:image xlink:href="media/image1.png" xlink:type="simple" xlink:show="embed" xlink:actuate="onLoad"/>
          <svg:title/>
          <svg:desc>1</svg:desc>
        </draw:frame>
      </draw:page>
      <draw:page draw:name="Slide3" draw:style-name="a383" draw:master-page-name="Master1-Layout7-blank-Blank" presentation:presentation-page-layout-name="Master1-PPL7" draw:id="Slide-258">
        <draw:frame draw:id="id64" draw:style-name="a384" draw:name="Picture 2" svg:x="-0.01307in" svg:y="-0.01348in" svg:width="13.35948in" svg:height="6.67974in" style:rel-width="scale" style:rel-height="scale">
          <draw:image xlink:href="media/image2.png" xlink:type="simple" xlink:show="embed" xlink:actuate="onLoad"/>
          <svg:title/>
          <svg:desc>2</svg:desc>
        </draw:frame>
      </draw:page>
      <draw:page draw:name="Slide4" draw:style-name="a385" draw:master-page-name="Master1-Layout7-blank-Blank" presentation:presentation-page-layout-name="Master1-PPL7" draw:id="Slide-259">
        <draw:frame draw:id="id65" draw:style-name="a386" draw:name="Picture 2" svg:x="-0.01307in" svg:y="-0.01348in" svg:width="13.35948in" svg:height="6.67974in" style:rel-width="scale" style:rel-height="scale">
          <draw:image xlink:href="media/image3.png" xlink:type="simple" xlink:show="embed" xlink:actuate="onLoad"/>
          <svg:title/>
          <svg:desc>3</svg:desc>
        </draw:frame>
      </draw:page>
      <draw:page draw:name="Slide5" draw:style-name="a387" draw:master-page-name="Master1-Layout7-blank-Blank" presentation:presentation-page-layout-name="Master1-PPL7" draw:id="Slide-260">
        <draw:frame draw:id="id66" draw:style-name="a388" draw:name="Picture 2" svg:x="-0.01307in" svg:y="-0.01348in" svg:width="13.35948in" svg:height="6.67974in" style:rel-width="scale" style:rel-height="scale">
          <draw:image xlink:href="media/image4.png" xlink:type="simple" xlink:show="embed" xlink:actuate="onLoad"/>
          <svg:title/>
          <svg:desc>4</svg:desc>
        </draw:frame>
      </draw:page>
      <draw:page draw:name="Slide6" draw:style-name="a389" draw:master-page-name="Master1-Layout7-blank-Blank" presentation:presentation-page-layout-name="Master1-PPL7" draw:id="Slide-261">
        <draw:frame draw:id="id67" draw:style-name="a390" draw:name="Picture 2" svg:x="-0.01307in" svg:y="-0.01348in" svg:width="13.35948in" svg:height="6.67974in" style:rel-width="scale" style:rel-height="scale">
          <draw:image xlink:href="media/image5.png" xlink:type="simple" xlink:show="embed" xlink:actuate="onLoad"/>
          <svg:title/>
          <svg:desc>5</svg:desc>
        </draw:frame>
      </draw:page>
      <draw:page draw:name="Slide7" draw:style-name="a391" draw:master-page-name="Master1-Layout7-blank-Blank" presentation:presentation-page-layout-name="Master1-PPL7" draw:id="Slide-262">
        <draw:frame draw:id="id68" draw:style-name="a392" draw:name="Picture 2" svg:x="-0.01307in" svg:y="-0.01348in" svg:width="13.35948in" svg:height="6.67974in" style:rel-width="scale" style:rel-height="scale">
          <draw:image xlink:href="media/image6.png" xlink:type="simple" xlink:show="embed" xlink:actuate="onLoad"/>
          <svg:title/>
          <svg:desc>6</svg:desc>
        </draw:frame>
      </draw:page>
      <draw:page draw:name="Slide8" draw:style-name="a393" draw:master-page-name="Master1-Layout7-blank-Blank" presentation:presentation-page-layout-name="Master1-PPL7" draw:id="Slide-263">
        <draw:frame draw:id="id69" draw:style-name="a394" draw:name="Picture 2" svg:x="-0.01307in" svg:y="-0.01348in" svg:width="13.35948in" svg:height="6.67974in" style:rel-width="scale" style:rel-height="scale">
          <draw:image xlink:href="media/image7.png" xlink:type="simple" xlink:show="embed" xlink:actuate="onLoad"/>
          <svg:title/>
          <svg:desc>7</svg:desc>
        </draw:frame>
      </draw:page>
      <draw:page draw:name="Slide9" draw:style-name="a395" draw:master-page-name="Master1-Layout7-blank-Blank" presentation:presentation-page-layout-name="Master1-PPL7" draw:id="Slide-264">
        <draw:frame draw:id="id70" draw:style-name="a396" draw:name="Picture 2" svg:x="-0.01307in" svg:y="-0.01348in" svg:width="13.35948in" svg:height="6.67974in" style:rel-width="scale" style:rel-height="scale">
          <draw:image xlink:href="media/image8.png" xlink:type="simple" xlink:show="embed" xlink:actuate="onLoad"/>
          <svg:title/>
          <svg:desc>8</svg:desc>
        </draw:frame>
      </draw:page>
      <draw:page draw:name="Slide10" draw:style-name="a397" draw:master-page-name="Master1-Layout7-blank-Blank" presentation:presentation-page-layout-name="Master1-PPL7" draw:id="Slide-265">
        <draw:frame draw:id="id71" draw:style-name="a398" draw:name="Picture 2" svg:x="-0.01307in" svg:y="-0.01348in" svg:width="13.35948in" svg:height="6.67974in" style:rel-width="scale" style:rel-height="scale">
          <draw:image xlink:href="media/image9.png" xlink:type="simple" xlink:show="embed" xlink:actuate="onLoad"/>
          <svg:title/>
          <svg:desc>9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08878in" svg:width="10in" svg:height="2.31615in"/>
      <presentation:placeholder presentation:object="subtitle" svg:x="1.66667in" svg:y="3.49425in" svg:width="10in" svg:height="1.60621in"/>
      <presentation:placeholder presentation:object="date-time" svg:x="0.91667in" svg:y="6.16614in" svg:width="3in" svg:height="0.3542in"/>
      <presentation:placeholder presentation:object="footer" svg:x="4.41667in" svg:y="6.16614in" svg:width="4.5in" svg:height="0.3542in"/>
      <presentation:placeholder presentation:object="page-number" svg:x="9.41667in" svg:y="6.16614in" svg:width="3in" svg:height="0.3542in"/>
    </style:presentation-page-layout>
    <style:presentation-page-layout style:name="Master1-PPL2" style:display-name="Title and Content">
      <presentation:placeholder presentation:object="title" svg:x="0.91667in" svg:y="0.3542in" svg:width="11.5in" svg:height="1.2859in"/>
      <presentation:placeholder presentation:object="object" svg:x="0.91667in" svg:y="1.77099in" svg:width="11.5in" svg:height="4.22113in"/>
      <presentation:placeholder presentation:object="date-time" svg:x="0.91667in" svg:y="6.16614in" svg:width="3in" svg:height="0.3542in"/>
      <presentation:placeholder presentation:object="footer" svg:x="4.41667in" svg:y="6.16614in" svg:width="4.5in" svg:height="0.3542in"/>
      <presentation:placeholder presentation:object="page-number" svg:x="9.41667in" svg:y="6.16614in" svg:width="3in" svg:height="0.3542in"/>
    </style:presentation-page-layout>
    <style:presentation-page-layout style:name="Master1-PPL3" style:display-name="Section Header">
      <presentation:placeholder presentation:object="title" svg:x="0.90972in" svg:y="1.65858in" svg:width="11.5in" svg:height="2.76737in"/>
      <presentation:placeholder presentation:object="outline" svg:x="0.90972in" svg:y="4.45213in" svg:width="11.5in" svg:height="1.45529in"/>
      <presentation:placeholder presentation:object="date-time" svg:x="0.91667in" svg:y="6.16614in" svg:width="3in" svg:height="0.3542in"/>
      <presentation:placeholder presentation:object="footer" svg:x="4.41667in" svg:y="6.16614in" svg:width="4.5in" svg:height="0.3542in"/>
      <presentation:placeholder presentation:object="page-number" svg:x="9.41667in" svg:y="6.16614in" svg:width="3in" svg:height="0.3542in"/>
    </style:presentation-page-layout>
    <style:presentation-page-layout style:name="Master1-PPL4" style:display-name="Two Content">
      <presentation:placeholder presentation:object="title" svg:x="0.91667in" svg:y="0.3542in" svg:width="11.5in" svg:height="1.2859in"/>
      <presentation:placeholder presentation:object="object" svg:x="0.91667in" svg:y="1.77099in" svg:width="5.66667in" svg:height="4.22113in"/>
      <presentation:placeholder presentation:object="object" svg:x="6.75in" svg:y="1.77099in" svg:width="5.66667in" svg:height="4.22113in"/>
      <presentation:placeholder presentation:object="date-time" svg:x="0.91667in" svg:y="6.16614in" svg:width="3in" svg:height="0.3542in"/>
      <presentation:placeholder presentation:object="footer" svg:x="4.41667in" svg:y="6.16614in" svg:width="4.5in" svg:height="0.3542in"/>
      <presentation:placeholder presentation:object="page-number" svg:x="9.41667in" svg:y="6.16614in" svg:width="3in" svg:height="0.3542in"/>
    </style:presentation-page-layout>
    <style:presentation-page-layout style:name="Master1-PPL5" style:display-name="Comparison">
      <presentation:placeholder presentation:object="title" svg:x="0.9184in" svg:y="0.3542in" svg:width="11.5in" svg:height="1.2859in"/>
      <presentation:placeholder presentation:object="outline" svg:x="0.9184in" svg:y="1.63086in" svg:width="5.64062in" svg:height="0.79926in"/>
      <presentation:placeholder presentation:object="object" svg:x="0.9184in" svg:y="2.43011in" svg:width="5.64062in" svg:height="3.57433in"/>
      <presentation:placeholder presentation:object="outline" svg:x="6.75in" svg:y="1.63086in" svg:width="5.6684in" svg:height="0.79926in"/>
      <presentation:placeholder presentation:object="object" svg:x="6.75in" svg:y="2.43011in" svg:width="5.6684in" svg:height="3.57433in"/>
      <presentation:placeholder presentation:object="date-time" svg:x="0.91667in" svg:y="6.16614in" svg:width="3in" svg:height="0.3542in"/>
      <presentation:placeholder presentation:object="footer" svg:x="4.41667in" svg:y="6.16614in" svg:width="4.5in" svg:height="0.3542in"/>
      <presentation:placeholder presentation:object="page-number" svg:x="9.41667in" svg:y="6.16614in" svg:width="3in" svg:height="0.3542in"/>
    </style:presentation-page-layout>
    <style:presentation-page-layout style:name="Master1-PPL6" style:display-name="Title Only">
      <presentation:placeholder presentation:object="title" svg:x="0.91667in" svg:y="0.3542in" svg:width="11.5in" svg:height="1.2859in"/>
      <presentation:placeholder presentation:object="date-time" svg:x="0.91667in" svg:y="6.16614in" svg:width="3in" svg:height="0.3542in"/>
      <presentation:placeholder presentation:object="footer" svg:x="4.41667in" svg:y="6.16614in" svg:width="4.5in" svg:height="0.3542in"/>
      <presentation:placeholder presentation:object="page-number" svg:x="9.41667in" svg:y="6.16614in" svg:width="3in" svg:height="0.3542in"/>
    </style:presentation-page-layout>
    <style:presentation-page-layout style:name="Master1-PPL7" style:display-name="Blank">
      <presentation:placeholder presentation:object="date-time" svg:x="0.91667in" svg:y="6.16614in" svg:width="3in" svg:height="0.3542in"/>
      <presentation:placeholder presentation:object="footer" svg:x="4.41667in" svg:y="6.16614in" svg:width="4.5in" svg:height="0.3542in"/>
      <presentation:placeholder presentation:object="page-number" svg:x="9.41667in" svg:y="6.16614in" svg:width="3in" svg:height="0.3542in"/>
    </style:presentation-page-layout>
    <style:presentation-page-layout style:name="Master1-PPL8" style:display-name="Content with Caption">
      <presentation:placeholder presentation:object="title" svg:x="0.9184in" svg:y="0.44352in" svg:width="4.30035in" svg:height="1.55232in"/>
      <presentation:placeholder presentation:object="object" svg:x="5.6684in" svg:y="0.95788in" svg:width="6.75in" svg:height="4.72778in"/>
      <presentation:placeholder presentation:object="outline" svg:x="0.9184in" svg:y="1.99583in" svg:width="4.30035in" svg:height="3.69753in"/>
      <presentation:placeholder presentation:object="date-time" svg:x="0.91667in" svg:y="6.16614in" svg:width="3in" svg:height="0.3542in"/>
      <presentation:placeholder presentation:object="footer" svg:x="4.41667in" svg:y="6.16614in" svg:width="4.5in" svg:height="0.3542in"/>
      <presentation:placeholder presentation:object="page-number" svg:x="9.41667in" svg:y="6.16614in" svg:width="3in" svg:height="0.3542in"/>
    </style:presentation-page-layout>
    <style:presentation-page-layout style:name="Master1-PPL9" style:display-name="Picture with Caption">
      <presentation:placeholder presentation:object="title" svg:x="0.9184in" svg:y="0.44352in" svg:width="4.30035in" svg:height="1.55232in"/>
      <presentation:placeholder presentation:object="graphic" svg:x="5.6684in" svg:y="0.95788in" svg:width="6.75in" svg:height="4.72778in"/>
      <presentation:placeholder presentation:object="outline" svg:x="0.9184in" svg:y="1.99583in" svg:width="4.30035in" svg:height="3.69753in"/>
      <presentation:placeholder presentation:object="date-time" svg:x="0.91667in" svg:y="6.16614in" svg:width="3in" svg:height="0.3542in"/>
      <presentation:placeholder presentation:object="footer" svg:x="4.41667in" svg:y="6.16614in" svg:width="4.5in" svg:height="0.3542in"/>
      <presentation:placeholder presentation:object="page-number" svg:x="9.41667in" svg:y="6.16614in" svg:width="3in" svg:height="0.3542in"/>
    </style:presentation-page-layout>
    <style:presentation-page-layout style:name="Master1-PPL10" style:display-name="Title and Vertical Text">
      <presentation:placeholder presentation:object="title" svg:x="0.91667in" svg:y="0.3542in" svg:width="11.5in" svg:height="1.2859in"/>
      <presentation:placeholder presentation:object="outline" svg:x="0.91667in" svg:y="1.77099in" svg:width="11.5in" svg:height="4.22113in"/>
      <presentation:placeholder presentation:object="date-time" svg:x="0.91667in" svg:y="6.16614in" svg:width="3in" svg:height="0.3542in"/>
      <presentation:placeholder presentation:object="footer" svg:x="4.41667in" svg:y="6.16614in" svg:width="4.5in" svg:height="0.3542in"/>
      <presentation:placeholder presentation:object="page-number" svg:x="9.41667in" svg:y="6.16614in" svg:width="3in" svg:height="0.3542in"/>
    </style:presentation-page-layout>
    <style:presentation-page-layout style:name="Master1-PPL11" style:display-name="Vertical Title and Text">
      <presentation:placeholder presentation:object="title" svg:x="9.54167in" svg:y="0.3542in" svg:width="2.875in" svg:height="5.63792in"/>
      <presentation:placeholder presentation:object="outline" svg:x="0.91667in" svg:y="0.3542in" svg:width="8.45833in" svg:height="5.63792in"/>
      <presentation:placeholder presentation:object="date-time" svg:x="0.91667in" svg:y="6.16614in" svg:width="3in" svg:height="0.3542in"/>
      <presentation:placeholder presentation:object="footer" svg:x="4.41667in" svg:y="6.16614in" svg:width="4.5in" svg:height="0.3542in"/>
      <presentation:placeholder presentation:object="page-number" svg:x="9.41667in" svg:y="6.16614in" svg:width="3in" svg:height="0.354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6.65278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0.887in" fo:margin-left="0in" fo:margin-right="0in" fo:text-indent="0in" fo:margin-top="0.12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181in" style:font-size-asian="0.22181in" style:font-size-complex="0.221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0.887in" fo:margin-left="1.5522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181in" style:font-size-asian="0.22181in" style:font-size-complex="0.221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181in" style:font-size-asian="0.22181in" style:font-size-complex="0.221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0.887in" fo:margin-left="1.9957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181in" style:font-size-asian="0.22181in" style:font-size-complex="0.221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569in" style:font-size-asian="0.29569in" style:font-size-complex="0.29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0.887in" fo:margin-left="1.5522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0.887in" fo:margin-left="0in" fo:margin-right="0in" fo:text-indent="0in" fo:margin-top="0.12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4208in" style:font-size-asian="0.54208in" style:font-size-complex="0.542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181in" style:font-size-asian="0.22181in" style:font-size-complex="0.221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4208in" style:font-size-asian="0.54208in" style:font-size-complex="0.542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181in" style:font-size-asian="0.22181in" style:font-size-complex="0.221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0.887in" fo:margin-left="1.9957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5in" style:font-size-asian="0.345in" style:font-size-complex="0.3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0.8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0.887in" fo:margin-left="0.22175in" fo:margin-right="0in" fo:text-indent="-0.22175in" fo:margin-top="0.12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5in" style:font-size-asian="0.345in" style:font-size-complex="0.3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569in" style:font-size-asian="0.29569in" style:font-size-complex="0.29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0.887in" fo:margin-left="0.22175in" fo:margin-right="0in" fo:text-indent="-0.22175in" fo:margin-top="0.12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0.887in" fo:margin-left="0.6652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569in" style:font-size-asian="0.29569in" style:font-size-complex="0.29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0.887in" fo:margin-left="0.6652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39in" style:font-size-asian="0.24639in" style:font-size-complex="0.24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0.887in" fo:margin-left="1.1087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39in" style:font-size-asian="0.24639in" style:font-size-complex="0.24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0.887in" fo:margin-left="1.1087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181in" style:font-size-asian="0.22181in" style:font-size-complex="0.221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0.887in" fo:margin-left="1.5522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181in" style:font-size-asian="0.22181in" style:font-size-complex="0.221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181in" style:font-size-asian="0.22181in" style:font-size-complex="0.221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0.887in" fo:margin-left="1.9957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4208in" style:font-size-asian="0.54208in" style:font-size-complex="0.542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4208in" style:font-size-asian="0.54208in" style:font-size-complex="0.542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0.8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39in" style:font-size-asian="0.24639in" style:font-size-complex="0.24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887in" fo:margin-left="1.1087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181in" style:font-size-asian="0.22181in" style:font-size-complex="0.221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887in" fo:margin-left="1.5522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181in" style:font-size-asian="0.22181in" style:font-size-complex="0.221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181in" style:font-size-asian="0.22181in" style:font-size-complex="0.221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887in" fo:margin-left="1.9957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9417in" style:font-size-asian="0.39417in" style:font-size-complex="0.394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9417in" style:font-size-asian="0.39417in" style:font-size-complex="0.394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0.8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417in" style:font-size-asian="0.39417in" style:font-size-complex="0.394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0.887in" fo:margin-left="0.22175in" fo:margin-right="0in" fo:text-indent="-0.22175in" fo:margin-top="0.12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4208in" style:font-size-asian="0.54208in" style:font-size-complex="0.542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5in" style:font-size-asian="0.345in" style:font-size-complex="0.3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4208in" style:font-size-asian="0.54208in" style:font-size-complex="0.542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0.887in" fo:margin-left="0.6652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0.8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5in" style:font-size-asian="0.345in" style:font-size-complex="0.3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0.887in" fo:margin-left="0.22175in" fo:margin-right="0in" fo:text-indent="-0.22175in" fo:margin-top="0.12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569in" style:font-size-asian="0.29569in" style:font-size-complex="0.29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3917in" style:font-size-asian="0.73917in" style:font-size-complex="0.73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0.887in" fo:margin-left="0.6652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3917in" style:font-size-asian="0.73917in" style:font-size-complex="0.73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0.8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569in" style:font-size-asian="0.29569in" style:font-size-complex="0.29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569in" style:font-size-asian="0.29569in" style:font-size-complex="0.29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0.887in" fo:margin-left="1.1087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39in" style:font-size-asian="0.24639in" style:font-size-complex="0.24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0.887in" fo:margin-left="1.5522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39in" style:font-size-asian="0.24639in" style:font-size-complex="0.24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39in" style:font-size-asian="0.24639in" style:font-size-complex="0.24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39in" style:font-size-asian="0.24639in" style:font-size-complex="0.24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0.887in" fo:margin-left="1.1087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0.887in" fo:margin-left="1.9957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181in" style:font-size-asian="0.22181in" style:font-size-complex="0.221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569in" style:font-size-asian="0.29569in" style:font-size-complex="0.29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0.887in" fo:margin-left="1.5522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0.887in" fo:margin-left="0in" fo:margin-right="0in" fo:text-indent="0in" fo:margin-top="0.12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181in" style:font-size-asian="0.22181in" style:font-size-complex="0.221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181in" style:font-size-asian="0.22181in" style:font-size-complex="0.221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0.887in" fo:margin-left="1.9957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708in" style:font-size-asian="0.19708in" style:font-size-complex="0.197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0.887in" fo:margin-left="0in" fo:margin-right="0in" fo:text-indent="0in" fo:margin-top="0.12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5in" style:font-size-asian="0.345in" style:font-size-complex="0.3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0.887in" fo:margin-left="0.22175in" fo:margin-right="0in" fo:text-indent="-0.22175in" fo:margin-top="0.12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569in" style:font-size-asian="0.29569in" style:font-size-complex="0.29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0.887in" fo:margin-left="0.6652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39in" style:font-size-asian="0.24639in" style:font-size-complex="0.24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0.887in" fo:margin-left="1.1087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4208in" style:font-size-asian="0.54208in" style:font-size-complex="0.542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4208in" style:font-size-asian="0.54208in" style:font-size-complex="0.542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0.8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181in" style:font-size-asian="0.22181in" style:font-size-complex="0.221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0.887in" fo:margin-left="1.5522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9417in" style:font-size-asian="0.39417in" style:font-size-complex="0.394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5in" style:font-size-asian="0.345in" style:font-size-complex="0.3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181in" style:font-size-asian="0.22181in" style:font-size-complex="0.221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0.887in" fo:margin-left="0.22175in" fo:margin-right="0in" fo:text-indent="-0.22175in" fo:margin-top="0.12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181in" style:font-size-asian="0.22181in" style:font-size-complex="0.221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0.887in" fo:margin-left="1.9957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569in" style:font-size-asian="0.29569in" style:font-size-complex="0.29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0.887in" fo:margin-left="0.6652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39in" style:font-size-asian="0.24639in" style:font-size-complex="0.24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0.887in" fo:margin-left="1.1087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181in" style:font-size-asian="0.22181in" style:font-size-complex="0.221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9417in" style:font-size-asian="0.39417in" style:font-size-complex="0.394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0.8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417in" style:font-size-asian="0.39417in" style:font-size-complex="0.394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417in" style:font-size-asian="0.39417in" style:font-size-complex="0.394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0.887in" fo:margin-left="0in" fo:margin-right="0in" fo:text-indent="0in" fo:margin-top="0.12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708in" style:font-size-asian="0.19708in" style:font-size-complex="0.197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0.887in" fo:margin-left="0in" fo:margin-right="0in" fo:text-indent="0in" fo:margin-top="0.12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0.887in" fo:margin-left="1.5522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4208in" style:font-size-asian="0.54208in" style:font-size-complex="0.542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4208in" style:font-size-asian="0.54208in" style:font-size-complex="0.542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181in" style:font-size-asian="0.22181in" style:font-size-complex="0.221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181in" style:font-size-asian="0.22181in" style:font-size-complex="0.221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0.8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0.887in" fo:margin-left="1.9957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5in" style:font-size-asian="0.345in" style:font-size-complex="0.3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0.887in" fo:margin-left="0.22175in" fo:margin-right="0in" fo:text-indent="-0.22175in" fo:margin-top="0.12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4208in" style:font-size-asian="0.54208in" style:font-size-complex="0.542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569in" style:font-size-asian="0.29569in" style:font-size-complex="0.29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4208in" style:font-size-asian="0.54208in" style:font-size-complex="0.542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0.887in" fo:margin-left="0.6652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0.8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39in" style:font-size-asian="0.24639in" style:font-size-complex="0.24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0.887in" fo:margin-left="1.1087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569in" style:font-size-asian="0.29569in" style:font-size-complex="0.29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0.887in" fo:margin-left="0in" fo:margin-right="0in" fo:text-indent="0in" fo:margin-top="0.12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181in" style:font-size-asian="0.22181in" style:font-size-complex="0.221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0.887in" fo:margin-left="1.5522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4208in" style:font-size-asian="0.54208in" style:font-size-complex="0.542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4208in" style:font-size-asian="0.54208in" style:font-size-complex="0.5420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8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5in" style:font-size-asian="0.345in" style:font-size-complex="0.3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887in" fo:margin-left="0.22175in" fo:margin-right="0in" fo:text-indent="-0.22175in" fo:margin-top="0.12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569in" style:font-size-asian="0.29569in" style:font-size-complex="0.29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887in" fo:margin-left="0.6652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5in" style:font-size-asian="0.345in" style:font-size-complex="0.3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0.887in" fo:margin-left="0.22175in" fo:margin-right="0in" fo:text-indent="-0.22175in" fo:margin-top="0.1229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181in" style:font-size-asian="0.22181in" style:font-size-complex="0.221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181in" style:font-size-asian="0.22181in" style:font-size-complex="0.221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569in" style:font-size-asian="0.29569in" style:font-size-complex="0.29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0.887in" fo:margin-left="1.9957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3917in" style:font-size-asian="0.73917in" style:font-size-complex="0.73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0.887in" fo:margin-left="0.6652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73917in" style:font-size-asian="0.73917in" style:font-size-complex="0.73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0.88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4639in" style:font-size-asian="0.24639in" style:font-size-complex="0.2463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0.887in" fo:margin-left="1.10875in" fo:margin-right="0in" fo:text-indent="-0.22175in" fo:margin-top="0.0618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9569in" style:font-size-asian="0.29569in" style:font-size-complex="0.295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4778in" style:font-size-asian="0.14778in" style:font-size-complex="0.14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435in"/>
      </text:list-level-style-number>
      <text:list-level-style-number text:level="3" style:num-format="">
        <style:list-level-properties text:space-before="0.887in"/>
      </text:list-level-style-number>
      <text:list-level-style-number text:level="4" style:num-format="">
        <style:list-level-properties text:space-before="1.3305in"/>
      </text:list-level-style-number>
      <text:list-level-style-number text:level="5" style:num-format="">
        <style:list-level-properties text:space-before="1.774in"/>
      </text:list-level-style-number>
      <text:list-level-style-number text:level="6" style:num-format="">
        <style:list-level-properties text:space-before="2.2175in"/>
      </text:list-level-style-number>
      <text:list-level-style-number text:level="7" style:num-format="">
        <style:list-level-properties text:space-before="2.661in"/>
      </text:list-level-style-number>
      <text:list-level-style-number text:level="8" style:num-format="">
        <style:list-level-properties text:space-before="3.1045in"/>
      </text:list-level-style-number>
      <text:list-level-style-number text:level="9" style:num-format="">
        <style:list-level-properties text:space-before="3.548in"/>
      </text:list-level-style-number>
    </text:list-style>
    <text:list-style style:name="a137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435in"/>
      </text:list-level-style-number>
      <text:list-level-style-number text:level="3" style:num-format="">
        <style:list-level-properties text:space-before="0.887in"/>
      </text:list-level-style-number>
      <text:list-level-style-number text:level="4" style:num-format="">
        <style:list-level-properties text:space-before="1.3305in"/>
      </text:list-level-style-number>
      <text:list-level-style-number text:level="5" style:num-format="">
        <style:list-level-properties text:space-before="1.774in"/>
      </text:list-level-style-number>
      <text:list-level-style-number text:level="6" style:num-format="">
        <style:list-level-properties text:space-before="2.2175in"/>
      </text:list-level-style-number>
      <text:list-level-style-number text:level="7" style:num-format="">
        <style:list-level-properties text:space-before="2.661in"/>
      </text:list-level-style-number>
      <text:list-level-style-number text:level="8" style:num-format="">
        <style:list-level-properties text:space-before="3.1045in"/>
      </text:list-level-style-number>
      <text:list-level-style-number text:level="9" style:num-format="">
        <style:list-level-properties text:space-before="3.548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435in"/>
      </text:list-level-style-number>
      <text:list-level-style-number text:level="3" style:num-format="">
        <style:list-level-properties text:space-before="0.887in"/>
      </text:list-level-style-number>
      <text:list-level-style-number text:level="4" style:num-format="">
        <style:list-level-properties text:space-before="1.3305in"/>
      </text:list-level-style-number>
      <text:list-level-style-number text:level="5" style:num-format="">
        <style:list-level-properties text:space-before="1.774in"/>
      </text:list-level-style-number>
      <text:list-level-style-number text:level="6" style:num-format="">
        <style:list-level-properties text:space-before="2.2175in"/>
      </text:list-level-style-number>
      <text:list-level-style-number text:level="7" style:num-format="">
        <style:list-level-properties text:space-before="2.661in"/>
      </text:list-level-style-number>
      <text:list-level-style-number text:level="8" style:num-format="">
        <style:list-level-properties text:space-before="3.1045in"/>
      </text:list-level-style-number>
      <text:list-level-style-number text:level="9" style:num-format="">
        <style:list-level-properties text:space-before="3.548in"/>
      </text:list-level-style-number>
    </text:list-style>
    <text:list-style style:name="a10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435in"/>
      </text:list-level-style-number>
      <text:list-level-style-number text:level="3" style:num-format="">
        <style:list-level-properties text:space-before="0.887in"/>
      </text:list-level-style-number>
      <text:list-level-style-number text:level="4" style:num-format="">
        <style:list-level-properties text:space-before="1.3305in"/>
      </text:list-level-style-number>
      <text:list-level-style-number text:level="5" style:num-format="">
        <style:list-level-properties text:space-before="1.774in"/>
      </text:list-level-style-number>
      <text:list-level-style-number text:level="6" style:num-format="">
        <style:list-level-properties text:space-before="2.2175in"/>
      </text:list-level-style-number>
      <text:list-level-style-number text:level="7" style:num-format="">
        <style:list-level-properties text:space-before="2.661in"/>
      </text:list-level-style-number>
      <text:list-level-style-number text:level="8" style:num-format="">
        <style:list-level-properties text:space-before="3.1045in"/>
      </text:list-level-style-number>
      <text:list-level-style-number text:level="9" style:num-format="">
        <style:list-level-properties text:space-before="3.548in"/>
      </text:list-level-style-number>
    </text:list-style>
    <text:list-style style:name="a140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435in"/>
      </text:list-level-style-number>
      <text:list-level-style-number text:level="3" style:num-format="">
        <style:list-level-properties text:space-before="0.887in"/>
      </text:list-level-style-number>
      <text:list-level-style-number text:level="4" style:num-format="">
        <style:list-level-properties text:space-before="1.3305in"/>
      </text:list-level-style-number>
      <text:list-level-style-number text:level="5" style:num-format="">
        <style:list-level-properties text:space-before="1.774in"/>
      </text:list-level-style-number>
      <text:list-level-style-number text:level="6" style:num-format="">
        <style:list-level-properties text:space-before="2.2175in"/>
      </text:list-level-style-number>
      <text:list-level-style-number text:level="7" style:num-format="">
        <style:list-level-properties text:space-before="2.661in"/>
      </text:list-level-style-number>
      <text:list-level-style-number text:level="8" style:num-format="">
        <style:list-level-properties text:space-before="3.1045in"/>
      </text:list-level-style-number>
      <text:list-level-style-number text:level="9" style:num-format="">
        <style:list-level-properties text:space-before="3.548in"/>
      </text:list-level-style-number>
    </text:list-style>
    <text:list-style style:name="a120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21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35in" text:min-label-width="0.221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87in" text:min-label-width="0.221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305in" text:min-label-width="0.221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74in" text:min-label-width="0.221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175in" text:min-label-width="0.221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61in" text:min-label-width="0.221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045in" text:min-label-width="0.221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548in" text:min-label-width="0.2217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542in" svg:width="11.5in" svg:height="1.2859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77099in" svg:width="11.5in" svg:height="4.2211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16614in" svg:width="3in" svg:height="0.3542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16614in" svg:width="4.5in" svg:height="0.3542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16614in" svg:width="3in" svg:height="0.3542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08878in" svg:width="10in" svg:height="2.31615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49425in" svg:width="10in" svg:height="1.60621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16614in" svg:width="3in" svg:height="0.3542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16614in" svg:width="4.5in" svg:height="0.3542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16614in" svg:width="3in" svg:height="0.3542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542in" svg:width="11.5in" svg:height="1.2859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77099in" svg:width="11.5in" svg:height="4.22113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16614in" svg:width="3in" svg:height="0.3542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16614in" svg:width="4.5in" svg:height="0.3542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16614in" svg:width="3in" svg:height="0.3542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65858in" svg:width="11.5in" svg:height="2.76737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4.45213in" svg:width="11.5in" svg:height="1.45529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16614in" svg:width="3in" svg:height="0.3542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16614in" svg:width="4.5in" svg:height="0.3542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16614in" svg:width="3in" svg:height="0.3542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542in" svg:width="11.5in" svg:height="1.2859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77099in" svg:width="5.66667in" svg:height="4.22113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77099in" svg:width="5.66667in" svg:height="4.22113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16614in" svg:width="3in" svg:height="0.3542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16614in" svg:width="4.5in" svg:height="0.3542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16614in" svg:width="3in" svg:height="0.3542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542in" svg:width="11.5in" svg:height="1.2859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63086in" svg:width="5.64062in" svg:height="0.79926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43011in" svg:width="5.64062in" svg:height="3.57433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63086in" svg:width="5.6684in" svg:height="0.79926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43011in" svg:width="5.6684in" svg:height="3.57433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16614in" svg:width="3in" svg:height="0.3542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16614in" svg:width="4.5in" svg:height="0.3542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16614in" svg:width="3in" svg:height="0.3542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542in" svg:width="11.5in" svg:height="1.2859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16614in" svg:width="3in" svg:height="0.3542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16614in" svg:width="4.5in" svg:height="0.3542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16614in" svg:width="3in" svg:height="0.3542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16614in" svg:width="3in" svg:height="0.3542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16614in" svg:width="4.5in" svg:height="0.3542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16614in" svg:width="3in" svg:height="0.3542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44352in" svg:width="4.30035in" svg:height="1.55232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0.95788in" svg:width="6.75in" svg:height="4.72778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1.99583in" svg:width="4.30035in" svg:height="3.69753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16614in" svg:width="3in" svg:height="0.3542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16614in" svg:width="4.5in" svg:height="0.3542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16614in" svg:width="3in" svg:height="0.3542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44352in" svg:width="4.30035in" svg:height="1.55232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6" draw:name="Picture Placeholder 2" svg:x="5.6684in" svg:y="0.95788in" svg:width="6.75in" svg:height="4.72778in" presentation:class="graphic" presentation:placeholder="false">
        <draw:text-box>
          <text:p text:style-name="a295" text:class-names="" text:cond-style-name=""><text:span text:style-name="a293" text:class-names="">Click icon to add picture</text:span><text:span text:style-name="a294" text:class-names=""/></text:p>
        </draw:text-box>
        <svg:title/>
        <svg:desc/>
      </draw:frame>
      <draw:frame draw:id="id49" presentation:style-name="a300" draw:name="Text Placeholder 3" svg:x="0.9184in" svg:y="1.99583in" svg:width="4.30035in" svg:height="3.69753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</draw:text-box>
        <svg:title/>
        <svg:desc/>
      </draw:frame>
      <draw:frame draw:id="id50" presentation:style-name="a305" draw:name="Date Placeholder 4" svg:x="0.91667in" svg:y="6.16614in" svg:width="3in" svg:height="0.3542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/></text:span><text:span text:style-name="a303" text:class-names=""/></text:p>
        </draw:text-box>
        <svg:title/>
        <svg:desc/>
      </draw:frame>
      <draw:frame draw:id="id51" presentation:style-name="a308" draw:name="Footer Placeholder 5" svg:x="4.41667in" svg:y="6.16614in" svg:width="4.5in" svg:height="0.3542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9.41667in" svg:y="6.16614in" svg:width="3in" svg:height="0.3542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/></text:span><text:span text:style-name="a31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3">
      <draw:frame draw:id="id53" presentation:style-name="a317" draw:name="Title 1" svg:x="0.91667in" svg:y="0.3542in" svg:width="11.5in" svg:height="1.2859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54" presentation:style-name="a334" draw:name="Vertical Text Placeholder 2" svg:x="0.91667in" svg:y="1.77099in" svg:width="11.5in" svg:height="4.22113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91667in" svg:y="6.16614in" svg:width="3in" svg:height="0.3542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/></text:span><text:span text:style-name="a337" text:class-names=""/></text:p>
        </draw:text-box>
        <svg:title/>
        <svg:desc/>
      </draw:frame>
      <draw:frame draw:id="id56" presentation:style-name="a342" draw:name="Footer Placeholder 4" svg:x="4.41667in" svg:y="6.16614in" svg:width="4.5in" svg:height="0.3542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9.41667in" svg:y="6.16614in" svg:width="3in" svg:height="0.3542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/></text:span><text:span text:style-name="a34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7">
      <draw:frame draw:id="id58" presentation:style-name="a351" draw:name="Vertical Title 1" svg:x="9.54167in" svg:y="0.3542in" svg:width="2.875in" svg:height="5.63792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59" presentation:style-name="a368" draw:name="Vertical Text Placeholder 2" svg:x="0.91667in" svg:y="0.3542in" svg:width="8.45833in" svg:height="5.63792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Edit Master text styles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Second level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hird level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Fifth level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91667in" svg:y="6.16614in" svg:width="3in" svg:height="0.3542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/></text:span><text:span text:style-name="a371" text:class-names=""/></text:p>
        </draw:text-box>
        <svg:title/>
        <svg:desc/>
      </draw:frame>
      <draw:frame draw:id="id61" presentation:style-name="a376" draw:name="Footer Placeholder 4" svg:x="4.41667in" svg:y="6.16614in" svg:width="4.5in" svg:height="0.3542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9.41667in" svg:y="6.16614in" svg:width="3in" svg:height="0.3542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/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Bar</meta:initial-creator>
    <dc:creator>Bar</dc:creator>
    <meta:creation-date>2019-07-16T12:48:00Z</meta:creation-date>
    <dc:date>2019-07-16T12:57:34Z</dc:date>
    <meta:template xlink:href="Office%20Theme" xlink:type="simple"/>
    <meta:editing-cycles>1</meta:editing-cycles>
    <meta:editing-duration>PT573S</meta:editing-duration>
    <meta:document-statistic meta:paragraph-count="0" meta:word-count="0"/>
  </office:meta>
</office:document-meta>
</file>